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2 1 6 1 0 1 1 1 1 1"/>
  </office:font-face-decls>
  <office:automatic-styles>
    <style:style style:name="TableColumn2" style:family="table-column">
      <style:table-column-properties style:column-width="1.7687in" style:use-optimal-column-width="false"/>
    </style:style>
    <style:style style:name="TableColumn3" style:family="table-column">
      <style:table-column-properties style:column-width="0.9881in" style:use-optimal-column-width="false"/>
    </style:style>
    <style:style style:name="TableColumn4" style:family="table-column">
      <style:table-column-properties style:column-width="0.5527in" style:use-optimal-column-width="false"/>
    </style:style>
    <style:style style:name="TableColumn5" style:family="table-column">
      <style:table-column-properties style:column-width="1.0173in" style:use-optimal-column-width="false"/>
    </style:style>
    <style:style style:name="TableColumn6" style:family="table-column">
      <style:table-column-properties style:column-width="0.7215in" style:use-optimal-column-width="false"/>
    </style:style>
    <style:style style:name="TableColumn7" style:family="table-column">
      <style:table-column-properties style:column-width="0.3652in" style:use-optimal-column-width="false"/>
    </style:style>
    <style:style style:name="TableColumn8" style:family="table-column">
      <style:table-column-properties style:column-width="1.8673in" style:use-optimal-column-width="false"/>
    </style:style>
    <style:style style:name="Table1" style:family="table" style:master-page-name="MP0">
      <style:table-properties style:width="7.2812in" fo:margin-left="0in" table:align="left"/>
    </style:style>
    <style:style style:name="TableRow9" style:family="table-row">
      <style:table-row-properties style:min-row-height="0.125in" style:use-optimal-row-height="fals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break-before="page"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12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text-align="center"/>
    </style:style>
    <style:style style:name="T1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6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19" style:family="table-row">
      <style:table-row-properties style:min-row-height="0.125in" style:use-optimal-row-height="false"/>
    </style:style>
    <style:style style:name="P20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 fo:text-align="center"/>
    </style:style>
    <style:style style:name="T2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30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text-align="center"/>
    </style:style>
    <style:style style:name="T33" style:parent-style-name="預設段落字型" style:family="text">
      <style:text-properties style:font-name="Times New Roman" style:font-name-asian="標楷體" style:font-name-complex="Times New Roman" fo:color="#FFFFFF" style:font-size-complex="12pt"/>
    </style:style>
    <style:style style:name="TableRow34" style:family="table-row">
      <style:table-row-properties style:min-row-height="0.0833in" style:use-optimal-row-height="false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3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 fo:text-align="center"/>
    </style:style>
    <style:style style:name="T40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4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4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4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4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4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46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ableRow47" style:family="table-row">
      <style:table-row-properties style:min-row-height="0.0833in" style:use-optimal-row-height="false"/>
    </style:style>
    <style:style style:name="P48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text-align="center"/>
    </style:style>
    <style:style style:name="T5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5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5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54" style:parent-style-name="預設段落字型" style:family="text">
      <style:text-properties style:font-name="Times New Roman" style:font-name-asian="標楷體" style:font-name-complex="Times New Roman" fo:color="#FFFFFF" style:font-size-complex="12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5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text-align="center"/>
    </style:style>
    <style:style style:name="T61" style:parent-style-name="預設段落字型" style:family="text">
      <style:text-properties style:font-name="Times New Roman" style:font-name-asian="標楷體" style:font-name-complex="Times New Roman" fo:color="#FFFFFF" style:font-size-complex="12pt"/>
    </style:style>
    <style:style style:name="TableRow62" style:family="table-row">
      <style:table-row-properties style:min-row-height="0.2388in"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65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P66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6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6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text-align="center"/>
    </style:style>
    <style:style style:name="T7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7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7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74" style:parent-style-name="預設段落字型" style:family="text">
      <style:text-properties style:font-name="Times New Roman" style:font-name-asian="標楷體" style:font-name-complex="Times New Roman" fo:font-size="11pt" style:font-size-asian="11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text-align="center"/>
    </style:style>
    <style:style style:name="T7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78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7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80" style:parent-style-name="預設段落字型" style:family="text">
      <style:text-properties style:font-name="Times New Roman" style:font-name-asian="標楷體" style:font-name-complex="Times New Roman" fo:font-size="11pt" style:font-size-asian="11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 fo:text-align="center"/>
    </style:style>
    <style:style style:name="T8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8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8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86" style:parent-style-name="預設段落字型" style:family="text">
      <style:text-properties style:font-name="Times New Roman" style:font-name-complex="Times New Roman" fo:font-size="11pt" style:font-size-asian="11pt" style:font-size-complex="10.5pt"/>
    </style:style>
    <style:style style:name="TableRow87" style:family="table-row">
      <style:table-row-properties style:min-row-height="0.2395in" style:use-optimal-row-height="false"/>
    </style:style>
    <style:style style:name="P88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 fo:text-align="center"/>
    </style:style>
    <style:style style:name="T9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92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text-align="center"/>
    </style:style>
    <style:style style:name="T9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96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text-align="center"/>
    </style:style>
    <style:style style:name="T9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00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Row101" style:family="table-row">
      <style:table-row-properties style:min-row-height="0.2388in" style:use-optimal-row-height="false"/>
    </style:style>
    <style:style style:name="P102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 fo:text-align="center"/>
    </style:style>
    <style:style style:name="T10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06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center"/>
    </style:style>
    <style:style style:name="T10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10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 fo:text-align="center"/>
    </style:style>
    <style:style style:name="T11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14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Row115" style:family="table-row">
      <style:table-row-properties style:min-row-height="0.2395in" style:use-optimal-row-height="false"/>
    </style:style>
    <style:style style:name="P116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 fo:text-align="center"/>
    </style:style>
    <style:style style:name="T11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20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2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22" style:parent-style-name="預設段落字型" style:family="text">
      <style:text-properties style:font-name="Times New Roman" style:font-name-complex="Times New Roman" fo:font-size="11pt" style:font-size-asian="11pt" style:font-size-complex="10.5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text-align="center"/>
    </style:style>
    <style:style style:name="T12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26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2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28" style:parent-style-name="預設段落字型" style:family="text">
      <style:text-properties style:font-name="Times New Roman" style:font-name-complex="Times New Roman" fo:font-size="11pt" style:font-size-asian="11pt" style:font-size-complex="10.5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 fo:text-align="center"/>
    </style:style>
    <style:style style:name="T13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3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3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34" style:parent-style-name="預設段落字型" style:family="text">
      <style:text-properties style:font-name="Times New Roman" style:font-name-complex="Times New Roman" fo:font-size="11pt" style:font-size-asian="11pt" style:font-size-complex="10.5pt"/>
    </style:style>
    <style:style style:name="TableRow135" style:family="table-row">
      <style:table-row-properties style:min-row-height="0.2388in" style:use-optimal-row-height="false"/>
    </style:style>
    <style:style style:name="P136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/>
    </style:style>
    <style:style style:name="T13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40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/>
    </style:style>
    <style:style style:name="T14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44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</style:style>
    <style:style style:name="T14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48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Row149" style:family="table-row">
      <style:table-row-properties style:min-row-height="0.2395in" style:use-optimal-row-height="false"/>
    </style:style>
    <style:style style:name="P150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/>
    </style:style>
    <style:style style:name="T15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54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text-align="center"/>
    </style:style>
    <style:style style:name="T15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58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 fo:text-align="center"/>
    </style:style>
    <style:style style:name="T16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62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Row163" style:family="table-row">
      <style:table-row-properties style:min-row-height="0.2388in" style:use-optimal-row-height="false"/>
    </style:style>
    <style:style style:name="P164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text-align="center"/>
    </style:style>
    <style:style style:name="T16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68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6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70" style:parent-style-name="預設段落字型" style:family="text">
      <style:text-properties style:font-name="Times New Roman" style:font-name-complex="Times New Roman" fo:font-size="11pt" style:font-size-asian="11pt" style:font-size-complex="10.5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 fo:text-align="center"/>
    </style:style>
    <style:style style:name="T17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7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7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76" style:parent-style-name="預設段落字型" style:family="text">
      <style:text-properties style:font-name="Times New Roman" style:font-name-complex="Times New Roman" fo:font-size="11pt" style:font-size-asian="11pt" style:font-size-complex="10.5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179" style:family="table-row">
      <style:table-row-properties style:min-row-height="0.2395in" style:use-optimal-row-height="false"/>
    </style:style>
    <style:style style:name="P180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 fo:text-align="center"/>
    </style:style>
    <style:style style:name="T18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84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 fo:text-align="center"/>
    </style:style>
    <style:style style:name="T18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88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P189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190" style:family="table-row">
      <style:table-row-properties style:min-row-height="0.2395in" style:use-optimal-row-height="false"/>
    </style:style>
    <style:style style:name="P191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 fo:text-align="center"/>
    </style:style>
    <style:style style:name="T19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95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style:snap-to-layout-grid="false" fo:text-align="center"/>
    </style:style>
    <style:style style:name="T198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99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P200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20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 fo:text-align="center"/>
    </style:style>
    <style:style style:name="T210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1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1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1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P21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220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221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P222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</style:style>
    <style:style style:name="T22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26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2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28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2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0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6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8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3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40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41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42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43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44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45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46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47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48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4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0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6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8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5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60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6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62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63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64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65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66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6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68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69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70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7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7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7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7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7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76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7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78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79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80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8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8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8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8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8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86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87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88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289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290" style:parent-style-name="預設段落字型" style:family="text">
      <style:text-properties style:font-name="Times New Roman" style:font-name-asian="標楷體" style:font-name-complex="Times New Roman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29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Row295" style:family="table-row">
      <style:table-row-properties style:min-row-height="0.025in" style:use-optimal-row-height="false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29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P299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302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305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30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Row309" style:family="table-row">
      <style:table-row-properties style:min-row-height="0.025in" style:use-optimal-row-height="false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18" style:family="table-row">
      <style:table-row-properties style:min-row-height="0.025in" style:use-optimal-row-height="false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27" style:family="table-row">
      <style:table-row-properties style:min-row-height="0.025in" style:use-optimal-row-height="false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36" style:family="table-row">
      <style:table-row-properties style:min-row-height="0.025in" style:use-optimal-row-height="false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45" style:family="table-row">
      <style:table-row-properties style:min-row-height="0.025in" style:use-optimal-row-height="false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54" style:family="table-row">
      <style:table-row-properties style:min-row-height="0.025in" style:use-optimal-row-height="false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63" style:family="table-row">
      <style:table-row-properties style:min-row-height="0.025in" style:use-optimal-row-height="false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72" style:family="table-row">
      <style:table-row-properties style:min-row-height="0.025in" style:use-optimal-row-height="false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81" style:family="table-row">
      <style:table-row-properties style:min-row-height="0.025in" style:use-optimal-row-height="false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90" style:family="table-row">
      <style:table-row-properties style:min-row-height="0.025in" style:use-optimal-row-height="false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399" style:family="table-row">
      <style:table-row-properties style:min-row-height="0.025in" style:use-optimal-row-height="false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Standard" style:family="paragraph">
      <style:paragraph-properties style:snap-to-layout-grid="false" fo:text-align="center"/>
    </style:style>
    <style:style style:name="T40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403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Standard" style:family="paragraph">
      <style:paragraph-properties style:snap-to-layout-grid="false" fo:text-align="center"/>
    </style:style>
    <style:style style:name="T41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P412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413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419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425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Standard" style:family="paragraph">
      <style:paragraph-properties style:snap-to-layout-grid="false" fo:text-align="center"/>
      <style:text-properties style:font-name="Times New Roman" style:font-name-asian="標楷體" style:font-name-complex="Times New Roman" style:font-size-complex="12pt"/>
    </style:style>
    <style:style style:name="P428" style:parent-style-name="Standard" style:family="paragraph">
      <style:paragraph-properties fo:line-height="150%"/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rows-spanned="2">
            <text:p text:style-name="P11">科目名稱</text:p>
            <text:p text:style-name="P12">Subject</text:p>
          </table:table-cell>
          <table:table-cell table:style-name="TableCell13">
            <text:p text:style-name="P14"><text:span text:style-name="T15">中文名稱</text:span><text:span text:style-name="T16">Chinese</text:span></text:p>
          </table:table-cell>
          <table:table-cell table:style-name="TableCell17" table:number-columns-spanned="5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Row19">
          <table:covered-table-cell>
            <text:p text:style-name="P20"/>
          </table:covered-table-cell>
          <table:table-cell table:style-name="TableCell21">
            <text:p text:style-name="P22"><text:span text:style-name="T23">英文名稱</text:span><text:span text:style-name="T24">English</text:span></text:p>
          </table:table-cell>
          <table:table-cell table:style-name="TableCell25" table:number-columns-spanned="5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師資來源</text:p>
            <text:p text:style-name="P30">Source of Instructors</text:p>
          </table:table-cell>
          <table:table-cell table:style-name="TableCell31" table:number-columns-spanned="6">
            <text:p text:style-name="P32"><text:span text:style-name="T33">內聘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 table:number-rows-spanned="2">
            <text:p text:style-name="P36">科目屬性</text:p>
            <text:p text:style-name="P37">Subject Attributes</text:p>
          </table:table-cell>
          <table:table-cell table:style-name="TableCell38" table:number-columns-spanned="6">
            <text:p text:style-name="P39"><text:span text:style-name="T40">□</text:span><text:span text:style-name="T41">專業科目</text:span><text:span text:style-name="T42">Specialized Courses</text:span><text:span text:style-name="T43">　</text:span><text:span text:style-name="T44">□</text:span><text:span text:style-name="T45">實習科目</text:span><text:span text:style-name="T46">Practical Training Cour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covered-table-cell>
            <text:p text:style-name="P48"/>
          </table:covered-table-cell>
          <table:table-cell table:style-name="TableCell49" table:number-columns-spanned="6">
            <text:p text:style-name="P50"><text:span text:style-name="T51">科目來源</text:span><text:span text:style-name="T52">Course Source</text:span><text:span text:style-name="T53">：</text:span><text:bookmark-start text:name="_GoBack"/><text:bookmark-end text:name="_GoBack"/><text:span text:style-name="T54">學校自行規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P57">學生圖像</text:p>
            <text:p text:style-name="P58">Student Portrait</text:p>
          </table:table-cell>
          <table:table-cell table:style-name="TableCell59" table:number-columns-spanned="6">
            <text:p text:style-name="P60"><text:span text:style-name="T61">品格力、創新力、合作力、行動力、國際力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rows-spanned="9">
            <text:p text:style-name="P64">請勾選<text:line-break/>適用科別</text:p>
            <text:p text:style-name="P65">Select the applicable department</text:p>
            <text:p text:style-name="P66"/>
            <text:p text:style-name="P67">請填寫<text:line-break/>開課時間</text:p>
            <text:p text:style-name="P68">Fill in<text:s/>the course start time</text:p>
          </table:table-cell>
          <table:table-cell table:style-name="TableCell69" table:number-columns-spanned="2">
            <text:p text:style-name="P70"><text:span text:style-name="T71">□</text:span><text:span text:style-name="T72">流行服飾科</text:span><text:span text:style-name="T73"><text:line-break/></text:span><text:span text:style-name="T74">Dept. of Fashion Trends</text:span></text:p>
          </table:table-cell>
          <table:covered-table-cell/>
          <table:table-cell table:style-name="TableCell75" table:number-columns-spanned="2">
            <text:p text:style-name="P76"><text:span text:style-name="T77">□</text:span><text:span text:style-name="T78">幼兒保育科</text:span><text:span text:style-name="T79"><text:line-break/></text:span><text:span text:style-name="T80">Dept. of Early Childhood Care and Education</text:span></text:p>
          </table:table-cell>
          <table:covered-table-cell/>
          <table:table-cell table:style-name="TableCell81" table:number-columns-spanned="2">
            <text:p text:style-name="P82"><text:span text:style-name="T83">□</text:span><text:span text:style-name="T84">美容科</text:span><text:span text:style-name="T85"><text:line-break/></text:span><text:span text:style-name="T86">Dept. of Beautification</text:span></text:p>
          </table:table-cell>
          <table:covered-table-cell/>
        </table:table-row>
        <table:table-row table:style-name="TableRow87">
          <table:covered-table-cell>
            <text:p text:style-name="P88"/>
          </table:covered-table-cell>
          <table:table-cell table:style-name="TableCell89" table:number-columns-spanned="2">
            <text:p text:style-name="P90"><text:span text:style-name="T91">第　學年</text:span><text:span text:style-name="T92">Year</text:span></text:p>
          </table:table-cell>
          <table:covered-table-cell/>
          <table:table-cell table:style-name="TableCell93" table:number-columns-spanned="2">
            <text:p text:style-name="P94"><text:span text:style-name="T95">第　學年</text:span><text:span text:style-name="T96">Year</text:span></text:p>
          </table:table-cell>
          <table:covered-table-cell/>
          <table:table-cell table:style-name="TableCell97" table:number-columns-spanned="2">
            <text:p text:style-name="P98"><text:span text:style-name="T99">第　學年</text:span><text:span text:style-name="T100">Year</text:span></text:p>
          </table:table-cell>
          <table:covered-table-cell/>
        </table:table-row>
        <table:table-row table:style-name="TableRow101">
          <table:covered-table-cell>
            <text:p text:style-name="P102"/>
          </table:covered-table-cell>
          <table:table-cell table:style-name="TableCell103" table:number-columns-spanned="2">
            <text:p text:style-name="P104"><text:span text:style-name="T105">第　學期</text:span><text:span text:style-name="T106">Semester</text:span></text:p>
          </table:table-cell>
          <table:covered-table-cell/>
          <table:table-cell table:style-name="TableCell107" table:number-columns-spanned="2">
            <text:p text:style-name="P108"><text:span text:style-name="T109">第　學期</text:span><text:span text:style-name="T110">Semester</text:span></text:p>
          </table:table-cell>
          <table:covered-table-cell/>
          <table:table-cell table:style-name="TableCell111" table:number-columns-spanned="2">
            <text:p text:style-name="P112"><text:span text:style-name="T113">第　學期</text:span><text:span text:style-name="T114">Semester</text:span></text:p>
          </table:table-cell>
          <table:covered-table-cell/>
        </table:table-row>
        <table:table-row table:style-name="TableRow115">
          <table:covered-table-cell>
            <text:p text:style-name="P116"/>
          </table:covered-table-cell>
          <table:table-cell table:style-name="TableCell117" table:number-columns-spanned="2">
            <text:p text:style-name="P118"><text:span text:style-name="T119">□</text:span><text:span text:style-name="T120">資料處理科</text:span><text:span text:style-name="T121"><text:line-break/></text:span><text:span text:style-name="T122">Dept. of Data Processing</text:span></text:p>
          </table:table-cell>
          <table:covered-table-cell/>
          <table:table-cell table:style-name="TableCell123" table:number-columns-spanned="2">
            <text:p text:style-name="P124"><text:span text:style-name="T125">□</text:span><text:span text:style-name="T126">電子商務科</text:span><text:span text:style-name="T127"><text:line-break/></text:span><text:span text:style-name="T128">Dept. of Electronic Commerce</text:span></text:p>
          </table:table-cell>
          <table:covered-table-cell/>
          <table:table-cell table:style-name="TableCell129" table:number-columns-spanned="2">
            <text:p text:style-name="P130"><text:span text:style-name="T131">□</text:span><text:span text:style-name="T132">餐飲管理科</text:span><text:span text:style-name="T133"><text:line-break/></text:span><text:span text:style-name="T134">Dept. of Restaurant Management</text:span></text:p>
          </table:table-cell>
          <table:covered-table-cell/>
        </table:table-row>
        <table:table-row table:style-name="TableRow135">
          <table:covered-table-cell>
            <text:p text:style-name="P136"/>
          </table:covered-table-cell>
          <table:table-cell table:style-name="TableCell137" table:number-columns-spanned="2">
            <text:p text:style-name="P138"><text:span text:style-name="T139">第　學年</text:span><text:span text:style-name="T140">Year</text:span></text:p>
          </table:table-cell>
          <table:covered-table-cell/>
          <table:table-cell table:style-name="TableCell141" table:number-columns-spanned="2">
            <text:p text:style-name="P142"><text:span text:style-name="T143">第　學年</text:span><text:span text:style-name="T144">Year</text:span></text:p>
          </table:table-cell>
          <table:covered-table-cell/>
          <table:table-cell table:style-name="TableCell145" table:number-columns-spanned="2">
            <text:p text:style-name="P146"><text:span text:style-name="T147">第　學年</text:span><text:span text:style-name="T148">Year</text:span></text:p>
          </table:table-cell>
          <table:covered-table-cell/>
        </table:table-row>
        <table:table-row table:style-name="TableRow149">
          <table:covered-table-cell>
            <text:p text:style-name="P150"/>
          </table:covered-table-cell>
          <table:table-cell table:style-name="TableCell151" table:number-columns-spanned="2">
            <text:p text:style-name="P152"><text:span text:style-name="T153">第　學期</text:span><text:span text:style-name="T154">Semester</text:span></text:p>
          </table:table-cell>
          <table:covered-table-cell/>
          <table:table-cell table:style-name="TableCell155" table:number-columns-spanned="2">
            <text:p text:style-name="P156"><text:span text:style-name="T157">第　學期</text:span><text:span text:style-name="T158">Semester</text:span></text:p>
          </table:table-cell>
          <table:covered-table-cell/>
          <table:table-cell table:style-name="TableCell159" table:number-columns-spanned="2">
            <text:p text:style-name="P160"><text:span text:style-name="T161">第　學期</text:span><text:span text:style-name="T162">Semester</text:span></text:p>
          </table:table-cell>
          <table:covered-table-cell/>
        </table:table-row>
        <table:table-row table:style-name="TableRow163">
          <table:covered-table-cell>
            <text:p text:style-name="P164"/>
          </table:covered-table-cell>
          <table:table-cell table:style-name="TableCell165" table:number-columns-spanned="2">
            <text:p text:style-name="P166"><text:span text:style-name="T167">□</text:span><text:span text:style-name="T168">觀光事業科</text:span><text:span text:style-name="T169"><text:line-break/></text:span><text:span text:style-name="T170">Dept. of Tourism Industry</text:span></text:p>
          </table:table-cell>
          <table:covered-table-cell/>
          <table:table-cell table:style-name="TableCell171" table:number-columns-spanned="2">
            <text:p text:style-name="P172"><text:span text:style-name="T173">□</text:span><text:span text:style-name="T174">表演藝術科</text:span><text:span text:style-name="T175"><text:line-break/></text:span><text:span text:style-name="T176">Dept. of Performing Art</text:span></text:p>
          </table:table-cell>
          <table:covered-table-cell/>
          <table:table-cell table:style-name="TableCell177" table:number-columns-spanned="2" table:number-rows-spanned="3">
            <text:p text:style-name="P178"/>
          </table:table-cell>
          <table:covered-table-cell/>
        </table:table-row>
        <table:table-row table:style-name="TableRow179">
          <table:covered-table-cell>
            <text:p text:style-name="P180"/>
          </table:covered-table-cell>
          <table:table-cell table:style-name="TableCell181" table:number-columns-spanned="2">
            <text:p text:style-name="P182"><text:span text:style-name="T183">第　學年</text:span><text:span text:style-name="T184">Year</text:span></text:p>
          </table:table-cell>
          <table:covered-table-cell/>
          <table:table-cell table:style-name="TableCell185" table:number-columns-spanned="2">
            <text:p text:style-name="P186"><text:span text:style-name="T187">第　學年</text:span><text:span text:style-name="T188">Year</text:span></text:p>
          </table:table-cell>
          <table:covered-table-cell/>
          <table:covered-table-cell>
            <text:p text:style-name="P189"/>
          </table:covered-table-cell>
          <table:covered-table-cell/>
        </table:table-row>
        <table:table-row table:style-name="TableRow190">
          <table:covered-table-cell>
            <text:p text:style-name="P191"/>
          </table:covered-table-cell>
          <table:table-cell table:style-name="TableCell192" table:number-columns-spanned="2">
            <text:p text:style-name="P193"><text:span text:style-name="T194">第　學期</text:span><text:span text:style-name="T195">Semester</text:span></text:p>
          </table:table-cell>
          <table:covered-table-cell/>
          <table:table-cell table:style-name="TableCell196" table:number-columns-spanned="2">
            <text:p text:style-name="P197"><text:span text:style-name="T198">第　學期</text:span><text:span text:style-name="T199">Semester</text:span></text:p>
          </table:table-cell>
          <table:covered-table-cell/>
          <table:covered-table-cell>
            <text:p text:style-name="P200"/>
          </table:covered-table-cell>
          <table:covered-table-cell/>
        </table:table-row>
        <table:table-row table:style-name="TableRow201">
          <table:table-cell table:style-name="TableCell202">
            <text:p text:style-name="P203">建議先修科目</text:p>
            <text:p text:style-name="P204">Recommended Prerequisite Courses</text:p>
          </table:table-cell>
          <table:table-cell table:style-name="TableCell205" table:number-columns-spanned="6">
            <text:p text:style-name="P20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7">
          <table:table-cell table:style-name="TableCell208">
            <text:p text:style-name="P209"><text:span text:style-name="T210">教學目標</text:span><text:span text:style-name="T211">(</text:span><text:span text:style-name="T212">教學重點</text:span><text:span text:style-name="T213">)</text:span></text:p>
            <text:p text:style-name="P214">Teaching Objectives</text:p>
          </table:table-cell>
          <table:table-cell table:style-name="TableCell215" table:number-columns-spanned="6">
            <text:p text:style-name="P2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7">
          <table:table-cell table:style-name="TableCell218">
            <text:p text:style-name="P219">請勾選</text:p>
            <text:p text:style-name="P220">一到三項融入議題</text:p>
            <text:p text:style-name="P221">Please check the integrated issues<text:s/></text:p>
            <text:p text:style-name="P222">(1–3 items)</text:p>
          </table:table-cell>
          <table:table-cell table:style-name="TableCell223" table:number-columns-spanned="6">
            <text:p text:style-name="P224"><text:span text:style-name="T225">□</text:span><text:span text:style-name="T226">性別平等　</text:span><text:span text:style-name="T227"><text:s/></text:span><text:span text:style-name="T228">□</text:span><text:span text:style-name="T229">人權教育</text:span><text:span text:style-name="T230"><text:s text:c="3"/></text:span><text:span text:style-name="T231">□</text:span><text:span text:style-name="T232">環境教育</text:span><text:span text:style-name="T233"><text:s text:c="2"/></text:span><text:span text:style-name="T234">□</text:span><text:span text:style-name="T235">海洋教育</text:span><text:span text:style-name="T236"><text:s text:c="2"/></text:span><text:span text:style-name="T237">□</text:span><text:span text:style-name="T238">品德教育</text:span><text:span text:style-name="T239"><text:line-break/></text:span><text:span text:style-name="T240">Gender Equality</text:span><text:span text:style-name="T241">/</text:span><text:span text:style-name="T242"><text:s/>Human Rights</text:span><text:span text:style-name="T243">/</text:span><text:span text:style-name="T244"><text:s/>Environmental Education</text:span><text:span text:style-name="T245">/</text:span><text:span text:style-name="T246"><text:s/>Ocean Education</text:span><text:span text:style-name="T247">/<text:s/></text:span><text:span text:style-name="T248">Character Edu.</text:span><text:span text:style-name="T249"><text:line-break/>□</text:span><text:span text:style-name="T250">生命教育　</text:span><text:span text:style-name="T251">□</text:span><text:span text:style-name="T252">法治教育　</text:span><text:span text:style-name="T253">□</text:span><text:span text:style-name="T254">科技教育</text:span><text:span text:style-name="T255"><text:s text:c="2"/></text:span><text:span text:style-name="T256">□</text:span><text:span text:style-name="T257">資訊教育</text:span><text:span text:style-name="T258"><text:s text:c="2"/></text:span><text:span text:style-name="T259">□</text:span><text:span text:style-name="T260">能源教育</text:span><text:span text:style-name="T261"><text:line-break/></text:span><text:span text:style-name="T262">Life</text:span><text:span text:style-name="T263"><text:s/>Education</text:span><text:span text:style-name="T264">/</text:span><text:span text:style-name="T265"><text:s/>Rule of Law Education</text:span><text:span text:style-name="T266">/ Tech Education/ Info. Literacy/ Energy Education</text:span><text:span text:style-name="T267"><text:line-break/>□</text:span><text:span text:style-name="T268">安全教育　</text:span><text:span text:style-name="T269">□</text:span><text:span text:style-name="T270">防災教育　</text:span><text:span text:style-name="T271">□</text:span><text:span text:style-name="T272">家庭教育　</text:span><text:span text:style-name="T273">□</text:span><text:span text:style-name="T274">生涯規劃　</text:span><text:span text:style-name="T275">□</text:span><text:span text:style-name="T276">多元文化</text:span><text:span text:style-name="T277"><text:line-break/></text:span><text:span text:style-name="T278">Safety Education</text:span><text:span text:style-name="T279">/ Disaster Prevention/ Family Education/ Career Planning/ Multiculturalism</text:span><text:span text:style-name="T280"><text:line-break/>□</text:span><text:span text:style-name="T281">閱讀素養　</text:span><text:span text:style-name="T282">□</text:span><text:span text:style-name="T283">戶外教育　</text:span><text:span text:style-name="T284">□</text:span><text:span text:style-name="T285">國際教育　</text:span><text:span text:style-name="T286">□</text:span><text:span text:style-name="T287">原住民族教育</text:span><text:span text:style-name="T288"><text:line-break/></text:span><text:span text:style-name="T289">Reading Literacy</text:span><text:span text:style-name="T290">/ Outdoor Education/ International Education/ Indigenous People’s Educ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1">
          <table:table-cell table:style-name="TableCell292" table:number-columns-spanned="7">
            <text:p text:style-name="P293">教學內容</text:p>
            <text:p text:style-name="P294">Teaching Cont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5">
          <table:table-cell table:style-name="TableCell296">
            <text:p text:style-name="P297">主要單元<text:line-break/>（名稱不能重複）</text:p>
            <text:p text:style-name="P298">Main Units<text:s/></text:p>
            <text:p text:style-name="P299">(names must be<text:s/>unique)</text:p>
          </table:table-cell>
          <table:table-cell table:style-name="TableCell300" table:number-columns-spanned="3">
            <text:p text:style-name="P301">內容細項</text:p>
            <text:p text:style-name="P302">Content Details</text:p>
          </table:table-cell>
          <table:covered-table-cell/>
          <table:covered-table-cell/>
          <table:table-cell table:style-name="TableCell303" table:number-columns-spanned="2">
            <text:p text:style-name="P304">分配節數<text:line-break/>（每個單元最多9節）</text:p>
            <text:soft-page-break/>
            <text:p text:style-name="P305">Allocated Sessions (maximum of nine per unit)</text:p>
          </table:table-cell>
          <table:covered-table-cell/>
          <table:table-cell table:style-name="TableCell306">
            <text:p text:style-name="P307">備註</text:p>
            <text:p text:style-name="P308">Notes</text:p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 table:number-columns-spanned="3">
            <text:p text:style-name="P313"/>
          </table:table-cell>
          <table:covered-table-cell/>
          <table:covered-table-cell/>
          <table:table-cell table:style-name="TableCell314" table:number-columns-spanned="2">
            <text:p text:style-name="P315"/>
          </table:table-cell>
          <table:covered-table-cell/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 table:number-columns-spanned="3">
            <text:p text:style-name="P322"/>
          </table:table-cell>
          <table:covered-table-cell/>
          <table:covered-table-cell/>
          <table:table-cell table:style-name="TableCell323" table:number-columns-spanned="2">
            <text:p text:style-name="P324"/>
          </table:table-cell>
          <table:covered-table-cell/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 table:number-columns-spanned="3">
            <text:p text:style-name="P331"/>
          </table:table-cell>
          <table:covered-table-cell/>
          <table:covered-table-cell/>
          <table:table-cell table:style-name="TableCell332" table:number-columns-spanned="2">
            <text:p text:style-name="P333"/>
          </table:table-cell>
          <table:covered-table-cell/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 table:number-columns-spanned="3">
            <text:p text:style-name="P340"/>
          </table:table-cell>
          <table:covered-table-cell/>
          <table:covered-table-cell/>
          <table:table-cell table:style-name="TableCell341" table:number-columns-spanned="2">
            <text:p text:style-name="P342"/>
          </table:table-cell>
          <table:covered-table-cell/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 table:number-columns-spanned="3">
            <text:p text:style-name="P349"/>
          </table:table-cell>
          <table:covered-table-cell/>
          <table:covered-table-cell/>
          <table:table-cell table:style-name="TableCell350" table:number-columns-spanned="2">
            <text:p text:style-name="P351"/>
          </table:table-cell>
          <table:covered-table-cell/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 table:number-columns-spanned="3">
            <text:p text:style-name="P358"/>
          </table:table-cell>
          <table:covered-table-cell/>
          <table:covered-table-cell/>
          <table:table-cell table:style-name="TableCell359" table:number-columns-spanned="2">
            <text:p text:style-name="P360"/>
          </table:table-cell>
          <table:covered-table-cell/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 table:number-columns-spanned="3">
            <text:p text:style-name="P367"/>
          </table:table-cell>
          <table:covered-table-cell/>
          <table:covered-table-cell/>
          <table:table-cell table:style-name="TableCell368" table:number-columns-spanned="2">
            <text:p text:style-name="P369"/>
          </table:table-cell>
          <table:covered-table-cell/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 table:number-columns-spanned="3">
            <text:p text:style-name="P376"/>
          </table:table-cell>
          <table:covered-table-cell/>
          <table:covered-table-cell/>
          <table:table-cell table:style-name="TableCell377" table:number-columns-spanned="2">
            <text:p text:style-name="P378"/>
          </table:table-cell>
          <table:covered-table-cell/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 table:number-columns-spanned="3">
            <text:p text:style-name="P385"/>
          </table:table-cell>
          <table:covered-table-cell/>
          <table:covered-table-cell/>
          <table:table-cell table:style-name="TableCell386" table:number-columns-spanned="2">
            <text:p text:style-name="P387"/>
          </table:table-cell>
          <table:covered-table-cell/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 table:number-columns-spanned="3">
            <text:p text:style-name="P394"/>
          </table:table-cell>
          <table:covered-table-cell/>
          <table:covered-table-cell/>
          <table:table-cell table:style-name="TableCell395" table:number-columns-spanned="2">
            <text:p text:style-name="P396"/>
          </table:table-cell>
          <table:covered-table-cell/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 table:number-columns-spanned="4">
            <text:p text:style-name="P401"><text:span text:style-name="T402">合計</text:span><text:span text:style-name="T403">Total</text:span></text:p>
          </table:table-cell>
          <table:covered-table-cell/>
          <table:covered-table-cell/>
          <table:covered-table-cell/>
          <table:table-cell table:style-name="TableCell404" table:number-columns-spanned="2">
            <text:p text:style-name="P405"/>
          </table:table-cell>
          <table:covered-table-cell/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<text:span text:style-name="T411">學習評量</text:span></text:p>
            <text:p text:style-name="P412">(評量方式)</text:p>
            <text:p text:style-name="P413">Methods of Evaluation</text:p>
          </table:table-cell>
          <table:table-cell table:style-name="TableCell414" table:number-columns-spanned="6">
            <text:p text:style-name="P4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6">
          <table:table-cell table:style-name="TableCell417">
            <text:p text:style-name="P418">教學資源</text:p>
            <text:p text:style-name="P419">Teaching Resources</text:p>
          </table:table-cell>
          <table:table-cell table:style-name="TableCell420" table:number-columns-spanned="6">
            <text:p text:style-name="P4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2">
          <table:table-cell table:style-name="TableCell423">
            <text:p text:style-name="P424">教學注意事項</text:p>
            <text:p text:style-name="P425">Teaching Notes</text:p>
          </table:table-cell>
          <table:table-cell table:style-name="TableCell426" table:number-columns-spanned="6">
            <text:p text:style-name="P4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2 1 6 1 0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Lucida Sans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方塊文字" style:display-name="註解方塊文字" style:family="paragraph" style:parent-style-name="Standard">
      <style:text-properties style:font-name="Calibri Light" fo:font-size="9pt" style:font-size-asian="9pt" style:font-size-complex="9pt" fo:hyphenate="false"/>
    </style:style>
    <style:style style:name="清單段落" style:display-name="清單段落" style:family="paragraph" style:parent-style-name="Standard">
      <style:paragraph-properties fo:margin-left="0.3333in">
        <style:tab-stops/>
      </style:paragraph-properties>
      <style:text-properties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F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美容科主任</meta:initial-creator>
    <dc:creator>翊翔 廖</dc:creator>
    <meta:creation-date>2024-02-21T01:38:00Z</meta:creation-date>
    <dc:date>2025-09-28T17:01:00Z</dc:date>
    <meta:template xlink:href="Normal.dotm" xlink:type="simple"/>
    <meta:editing-cycles>6</meta:editing-cycles>
    <meta:editing-duration>PT3120S</meta:editing-duration>
    <meta:user-defined meta:name="AppVersion">16.0000</meta:user-defined>
    <meta:document-statistic meta:page-count="2" meta:paragraph-count="3" meta:word-count="256" meta:character-count="1713" meta:row-count="12" meta:non-whitespace-character-count="1460"/>
  </office:meta>
</office:document-meta>
</file>